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line draw:style-name="gr1" draw:layer="layout" svg:x1="0.426cm" svg:y1="0cm" svg:x2="0.426cm" svg:y2="2cm">
            <text:p/>
          </draw:line>
          <draw:line draw:style-name="gr2" draw:layer="layout" svg:x1="0cm" svg:y1="0.298cm" svg:x2="0.851cm" svg:y2="0.298cm">
            <text:p/>
          </draw:line>
          <draw:line draw:style-name="gr2" draw:layer="layout" svg:x1="0cm" svg:y1="0.426cm" svg:x2="0.851cm" svg:y2="0.426cm">
            <text:p/>
          </draw:line>
          <draw:line draw:style-name="gr2" draw:layer="layout" svg:x1="0cm" svg:y1="0.553cm" svg:x2="0.851cm" svg:y2="0.553cm">
            <text:p/>
          </draw:line>
          <draw:line draw:style-name="gr2" draw:layer="layout" svg:x1="0cm" svg:y1="0.681cm" svg:x2="0.851cm" svg:y2="0.681cm">
            <text:p/>
          </draw:line>
          <draw:line draw:style-name="gr2" draw:layer="layout" svg:x1="0cm" svg:y1="0.809cm" svg:x2="0.851cm" svg:y2="0.809cm">
            <text:p/>
          </draw:line>
          <draw:line draw:style-name="gr2" draw:layer="layout" svg:x1="0cm" svg:y1="0.936cm" svg:x2="0.851cm" svg:y2="0.936cm">
            <text:p/>
          </draw:line>
          <draw:line draw:style-name="gr2" draw:layer="layout" svg:x1="0cm" svg:y1="1.064cm" svg:x2="0.851cm" svg:y2="1.064cm">
            <text:p/>
          </draw:line>
          <draw:line draw:style-name="gr2" draw:layer="layout" svg:x1="0cm" svg:y1="1.191cm" svg:x2="0.851cm" svg:y2="1.191cm">
            <text:p/>
          </draw:line>
          <draw:line draw:style-name="gr2" draw:layer="layout" svg:x1="0cm" svg:y1="1.319cm" svg:x2="0.851cm" svg:y2="1.319cm">
            <text:p/>
          </draw:line>
          <draw:line draw:style-name="gr2" draw:layer="layout" svg:x1="0cm" svg:y1="1.447cm" svg:x2="0.851cm" svg:y2="1.447cm">
            <text:p/>
          </draw:line>
          <draw:line draw:style-name="gr2" draw:layer="layout" svg:x1="0cm" svg:y1="1.574cm" svg:x2="0.851cm" svg:y2="1.574cm">
            <text:p/>
          </draw:line>
          <draw:line draw:style-name="gr2" draw:layer="layout" svg:x1="0cm" svg:y1="1.702cm" svg:x2="0.851cm" svg:y2="1.7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LPG (vertical)</dc:title>
    <meta:creation-date>2011-02-07T16:49:28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